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officeooo:paragraph-rsid="019f856d" style:font-size-asian="12pt" style:font-size-complex="12pt"/>
    </style:style>
    <style:style style:name="P4" style:family="paragraph" style:parent-style-name="spis_5f_kn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spis_5f_kn">
      <style:text-properties officeooo:paragraph-rsid="019f856d"/>
    </style:style>
    <style:style style:name="P6" style:family="paragraph" style:parent-style-name="Standard">
      <style:text-properties officeooo:paragraph-rsid="01a09f63"/>
    </style:style>
    <style:style style:name="P7" style:family="paragraph" style:parent-style-name="Standard">
      <style:text-properties officeooo:paragraph-rsid="01a2465a"/>
    </style:style>
    <style:style style:name="T1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3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333333" loext:opacity="100%" style:font-name="Arial" fo:font-size="10pt" fo:letter-spacing="normal" fo:font-style="normal" fo:font-weight="normal" officeooo:rsid="019b3425" style:font-size-asian="8.75pt" style:font-weight-asian="normal" style:font-size-complex="10pt" style:font-weight-complex="normal"/>
    </style:style>
    <style:style style:name="T5" style:family="text">
      <style:text-properties fo:font-variant="normal" fo:text-transform="none" fo:color="#333333" loext:opacity="100%" style:font-name="Arial" fo:font-size="10pt" fo:letter-spacing="normal" fo:font-style="normal" officeooo:rsid="019b3425" style:font-size-asian="8.75pt" style:font-size-complex="10pt"/>
    </style:style>
    <style:style style:name="T6" style:family="text">
      <style:text-properties fo:font-variant="normal" fo:text-transform="none" fo:color="#333333" loext:opacity="100%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fo:color="#333333" loext:opacity="100%" fo:font-size="10pt" fo:letter-spacing="normal" fo:font-style="normal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333333" loext:opacity="100%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9" style:family="text">
      <style:text-properties fo:font-variant="normal" fo:text-transform="none" fo:color="#333333" loext:opacity="100%" style:font-name="Arial" fo:font-size="10pt" fo:letter-spacing="normal" fo:font-style="normal" fo:font-weight="normal" officeooo:rsid="019f856d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333333" loext:opacity="100%" style:font-name="Arial" fo:font-size="10pt" fo:letter-spacing="normal" fo:font-style="normal" fo:font-weight="bold" officeooo:rsid="019f856d" style:font-size-asian="10pt" style:font-weight-asian="bold" style:font-size-complex="10pt" style:font-weight-complex="bold"/>
    </style:style>
    <style:style style:name="T11" style:family="text">
      <style:text-properties fo:color="#333333" loext:opacity="100%" style:font-name="Arial"/>
    </style:style>
    <style:style style:name="T12" style:family="text">
      <style:text-properties officeooo:rsid="001f7693"/>
    </style:style>
    <style:style style:name="T13" style:family="text">
      <style:text-properties officeooo:rsid="019f856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spis_5f_kn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h text:style-name="P4" text:outline-level="1"><text:a xlink:type="simple" xlink:href="#__RefHeading___Toc1577_3840347627" text:style-name="Index_20_Link" text:visited-style-name="Index_20_Link">1. JAVA<text:tab/>1</text:a></text:h>
          <text:h text:style-name="P4" text:outline-level="1"><text:a xlink:type="simple" xlink:href="#__RefHeading___Toc1577_3840347627%20kopia%201" text:style-name="Index_20_Link" text:visited-style-name="Index_20_Link">2. SQL<text:tab/>1</text:a></text:h>
          <text:h text:style-name="P4" text:outline-level="1"><text:a xlink:type="simple" xlink:href="#__RefHeading___Toc1577_3840347627%20kopia%201%20kopia%201" text:style-name="Index_20_Link" text:visited-style-name="Index_20_Link">3. SPRING<text:tab/>1</text:a></text:h>
          <text:h text:style-name="P4" text:outline-level="1"><text:a xlink:type="simple" xlink:href="#__RefHeading___Toc1577_3840347627%20kopia%201%20kopia%201%20kopia%201" text:style-name="Index_20_Link" text:visited-style-name="Index_20_Link">3. OTHERS<text:tab/>1</text:a></text:h>
        </text:index-body>
      </text:table-of-content>
      <text:p text:style-name="Standard"/>
      <text:p text:style-name="Standard"><text:span text:style-name="Strong_20_Emphasis"/></text:p>
      <text:p text:style-name="Standard"><text:span text:style-name="Strong_20_Emphasis"><text:span text:style-name="T11"/></text:span></text:p>
      <text:h text:style-name="spis_5f_kn" text:outline-level="1"><text:bookmark-start text:name="__RefHeading___Toc1577_3840347627"/><text:span text:style-name="Strong_20_Emphasis"><text:span text:style-name="T12">1. </text:span></text:span><text:span text:style-name="Strong_20_Emphasis"><text:span text:style-name="T13">JAVA</text:span></text:span><text:bookmark-end text:name="__RefHeading___Toc1577_3840347627"/></text:h>
      <text:p text:style-name="P2"><text:span text:style-name="Strong_20_Emphasis"><text:span text:style-name="T1"/></text:span></text:p>
      <text:p text:style-name="P2"><text:span text:style-name="Strong_20_Emphasis"><text:span text:style-name="T8">java links</text:span></text:span><text:span text:style-name="Strong_20_Emphasis"><text:span text:style-name="T7"><text:line-break/></text:span></text:span></text:p>
      <text:h text:style-name="P5" text:outline-level="1"><text:bookmark-start text:name="__RefHeading___Toc1577_3840347627 kopia 1"/><text:span text:style-name="Strong_20_Emphasis"><text:span text:style-name="T13">2</text:span></text:span><text:span text:style-name="Strong_20_Emphasis"><text:span text:style-name="T12">. </text:span></text:span><text:span text:style-name="Strong_20_Emphasis"><text:span text:style-name="T13">SQL</text:span></text:span><text:bookmark-end text:name="__RefHeading___Toc1577_3840347627 kopia 1"/></text:h>
      <text:p text:style-name="P3"><text:span text:style-name="Strong_20_Emphasis"><text:span text:style-name="T1"/></text:span></text:p>
      <text:p text:style-name="P3"><text:span text:style-name="Strong_20_Emphasis"><text:span text:style-name="T8">sql links</text:span></text:span></text:p>
      <text:p text:style-name="P3"><text:span text:style-name="Strong_20_Emphasis"><text:span text:style-name="T8"/></text:span></text:p>
      <text:h text:style-name="P5" text:outline-level="1"><text:bookmark-start text:name="__RefHeading___Toc1577_3840347627 kopia 1 kopia 1"/><text:span text:style-name="Strong_20_Emphasis"><text:span text:style-name="T13">3</text:span></text:span><text:span text:style-name="Strong_20_Emphasis"><text:span text:style-name="T12">. </text:span></text:span><text:span text:style-name="Strong_20_Emphasis"><text:span text:style-name="T13">SPRING</text:span></text:span><text:bookmark-end text:name="__RefHeading___Toc1577_3840347627 kopia 1 kopia 1"/></text:h>
      <text:p text:style-name="P3"><text:span text:style-name="Strong_20_Emphasis"><text:span text:style-name="T1"/></text:span></text:p>
      <text:p text:style-name="P3"><text:span text:style-name="Strong_20_Emphasis"><text:span text:style-name="T8">spring links</text:span></text:span></text:p>
      <text:p text:style-name="P3"><text:span text:style-name="Strong_20_Emphasis"><text:span text:style-name="T8"/></text:span></text:p>
      <text:h text:style-name="P5" text:outline-level="1"><text:bookmark-start text:name="__RefHeading___Toc1577_3840347627 kopia 1 kopia 1 kopia 1"/><text:span text:style-name="Strong_20_Emphasis"><text:span text:style-name="T13">3</text:span></text:span><text:span text:style-name="Strong_20_Emphasis"><text:span text:style-name="T12">. </text:span></text:span><text:span text:style-name="Strong_20_Emphasis"><text:span text:style-name="T13">OTHERS</text:span></text:span><text:bookmark-end text:name="__RefHeading___Toc1577_3840347627 kopia 1 kopia 1 kopia 1"/></text:h>
      <text:p text:style-name="P7"><text:span text:style-name="Strong_20_Emphasis"><text:span text:style-name="T3"><text:line-break/></text:span></text:span><text:bookmark text:name="8096"/><text:span text:style-name="Strong_20_Emphasis"><text:span text:style-name="T2">Spring Boot Microservices with RabbitMQ Example:</text:span></text:span></text:p>
      <text:p text:style-name="P6"><text:a xlink:type="simple" xlink:href="https://rameshfadatare.medium.com/spring-boot-microservices-with-rabbitmq-example-92a38cbe08fc" text:style-name="Internet_20_link" text:visited-style-name="Visited_20_Internet_20_Link"><text:span text:style-name="Strong_20_Emphasis"><text:span text:style-name="T4">https://rameshfadatare.medium.com/spring-boot-microservices-with-rabbitmq-example-92a38cbe08fc</text:span></text:span></text:a></text:p>
      <text:p text:style-name="P6"><text:a xlink:type="simple" xlink:href="https://medium.com/@sachinmewar800/rabbitmq-with-spring-amqp-using-spring-boot-4a62e68a6f1b" text:style-name="Internet_20_link" text:visited-style-name="Visited_20_Internet_20_Link"><text:span text:style-name="Strong_20_Emphasis"><text:span text:style-name="T4">https://medium.com/@sachinmewar800/rabbitmq-with-spring-amqp-using-spring-boot-4a62e68a6f1b</text:span></text:span></text:a></text:p>
      <text:p text:style-name="P6"><text:a xlink:type="simple" xlink:href="https://github.com/mzerek/RabbitMqExample/tree/main" text:style-name="Internet_20_link" text:visited-style-name="Visited_20_Internet_20_Link"><text:span text:style-name="Strong_20_Emphasis"><text:span text:style-name="T4">https://github.com/mzerek/RabbitMqExample/tree/main</text:span></text:span></text:a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Mincho" svg:font-family="'MS Mincho'" style:font-family-generic="system" style:font-pitch="variable"/>
    <style:font-face style:name="MS PGothic" svg:font-family="'MS PGothic'" style:font-family-generic="modern" style:font-pitch="fixed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Mincho" style:font-family-asian="'MS Mincho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pis_5f_kn" style:display-name="spis_kn" style:family="paragraph" style:parent-style-name="Contents_20_1" style:auto-update="true" style:default-outline-level="1" style:list-style-name="" style:class="text" style:master-page-name="">
      <style:paragraph-properties style:page-number="auto"/>
      <style:text-properties fo:color="#333333" loext:opacity="100%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49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998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49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99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MS Mincho" style:font-family-asian="'MS Mincho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6H47M19S</meta:editing-duration>
    <meta:editing-cycles>534</meta:editing-cycles>
    <meta:generator>LibreOffice/7.6.4.1$Windows_X86_64 LibreOffice_project/e19e193f88cd6c0525a17fb7a176ed8e6a3e2aa1</meta:generator>
    <dc:date>2025-09-05T13:22:33.452000000</dc:date>
    <meta:print-date>2025-09-02T08:35:25.282000000</meta:print-date>
    <meta:printed-by>Pliki PDF</meta:printed-by>
    <meta:document-statistic meta:table-count="0" meta:image-count="0" meta:object-count="0" meta:page-count="1" meta:paragraph-count="18" meta:word-count="38" meta:character-count="400" meta:non-whitespace-character-count="376"/>
    <meta:user-defined meta:name="Info 1"/>
    <meta:user-defined meta:name="Info 2"/>
    <meta:user-defined meta:name="Info 3"/>
    <meta:user-defined meta:name="Info 4"/>
  </office:meta>
</office:document-meta>
</file>